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5.431cm" fo:margin-left="-0.191cm" fo:margin-top="0cm" fo:margin-bottom="0cm" table:align="left" style:writing-mode="lr-tb"/>
    </style:style>
    <style:style style:name="Таблица1.A" style:family="table-column">
      <style:table-column-properties style:column-width="1.302cm"/>
    </style:style>
    <style:style style:name="Таблица1.B" style:family="table-column">
      <style:table-column-properties style:column-width="3.014cm"/>
    </style:style>
    <style:style style:name="Таблица1.C" style:family="table-column">
      <style:table-column-properties style:column-width="2.288cm"/>
    </style:style>
    <style:style style:name="Таблица1.D" style:family="table-column">
      <style:table-column-properties style:column-width="8.82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10.5pt" officeooo:paragraph-rsid="000e20df" style:font-size-asian="10.5pt" style:font-size-complex="10.5pt"/>
    </style:style>
    <style:style style:name="P5" style:family="paragraph" style:parent-style-name="Standard">
      <style:text-properties fo:font-size="10.5pt" officeooo:paragraph-rsid="000c78ad" style:font-size-asian="10.5pt" style:font-size-complex="10.5pt"/>
    </style:style>
    <style:style style:name="P6" style:family="paragraph" style:parent-style-name="Standard">
      <style:text-properties fo:font-size="10.5pt" fo:language="ru" fo:country="RU" officeooo:rsid="000c78ad" officeooo:paragraph-rsid="000c78ad" style:font-size-asian="10.5pt" style:font-size-complex="10.5p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fo:font-weight="bold" style:letter-kerning="false" style:font-name-asian="F" style:font-size-asian="11pt" style:language-asian="en" style:country-asian="US" style:font-weight-asian="bold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fo:font-weight="bold" style:letter-kerning="false" style:font-name-asian="F" style:font-size-asian="10.5pt" style:language-asian="en" style:country-asian="US" style:font-weight-asian="bold" style:font-name-complex="F" style:font-size-complex="10.5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style:letter-kerning="false" style:font-name-asian="F" style:font-size-asian="10.5pt" style:language-asian="en" style:country-asian="US" style:font-name-complex="F" style:font-size-complex="10.5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officeooo:paragraph-rsid="000c78ad" style:letter-kerning="false" style:font-name-asian="F" style:font-size-asian="10.5pt" style:language-asian="en" style:country-asian="US" style:font-name-complex="F" style:font-size-complex="10.5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ru" fo:country="RU" style:letter-kerning="false" style:font-name-asian="F" style:font-size-asian="10.5pt" style:language-asian="en" style:country-asian="US" style:font-name-complex="F" style:font-size-complex="10.5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officeooo:rsid="000c78ad" officeooo:paragraph-rsid="000c78ad" style:letter-kerning="false" style:font-name-asian="F" style:font-size-asian="10.5pt" style:language-asian="en" style:country-asian="US" style:font-name-complex="F" style:font-size-complex="10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ru" fo:country="RU" officeooo:rsid="000c78ad" officeooo:paragraph-rsid="000c78ad" style:letter-kerning="false" style:font-name-asian="F" style:font-size-asian="10.5pt" style:language-asian="en" style:country-asian="US" style:font-name-complex="F" style:font-size-complex="10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.5pt" fo:language="ru" fo:country="RU" officeooo:rsid="000e20df" officeooo:paragraph-rsid="000e20df" style:letter-kerning="false" style:font-name-asian="F" style:font-size-asian="10.5pt" style:language-asian="en" style:country-asian="US" style:font-name-complex="F" style:font-size-complex="10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0.5pt" officeooo:paragraph-rsid="000c78ad" style:font-size-asian="10.5pt" style:font-size-complex="10.5pt"/>
    </style:style>
    <style:style style:name="P20" style:family="paragraph" style:parent-style-name="Standard" style:master-page-name="Standard">
      <style:paragraph-properties style:page-number="auto"/>
      <style:text-properties fo:font-size="10.5pt" fo:language="ru" fo:country="RU" fo:font-weight="bold" officeooo:rsid="000c78ad" officeooo:paragraph-rsid="000c78ad" style:font-size-asian="10.5pt" style:font-weight-asian="bold" style:font-size-complex="10.5pt"/>
    </style:style>
    <style:style style:name="T1" style:family="text">
      <style:text-properties fo:font-size="26pt" fo:language="ru" fo:country="RU" fo:font-weight="bold" style:font-size-asian="26pt" style:font-weight-asian="bold" style:font-size-complex="26pt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/>
    </style:style>
    <style:style style:name="T4" style:family="text">
      <style:text-properties fo:language="ru" fo:country="RU" officeooo:rsid="000c78ad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0c78ad"/>
    </style:style>
    <style:style style:name="T7" style:family="text">
      <style:text-properties fo:color="#a31515" loext:opacity="100%" style:font-name="Consolas" fo:font-size="9.5pt" style:font-size-asian="9.5pt"/>
    </style:style>
    <style:style style:name="T8" style:family="text">
      <style:text-properties fo:color="#a31515" loext:opacity="100%" style:font-name="Consolas" fo:font-size="9.5pt" officeooo:rsid="000c78ad" style:font-size-asian="9.5pt"/>
    </style:style>
    <style:style style:name="T9" style:family="text">
      <style:text-properties fo:color="#a31515" loext:opacity="100%" style:font-name="Consolas" fo:font-size="9.5pt" officeooo:rsid="000e20df" style:font-size-asian="9.5pt"/>
    </style:style>
    <style:style style:name="T10" style:family="text">
      <style:text-properties fo:color="#a31515" loext:opacity="100%" style:font-name="Consolas" fo:font-size="9.5pt" fo:language="ru" fo:country="RU" style:font-size-asian="9.5pt"/>
    </style:style>
    <style:style style:name="T11" style:family="text">
      <style:text-properties fo:color="#a31515" loext:opacity="100%" style:font-name="Consolas" fo:font-size="9.5pt" fo:language="ru" fo:country="RU" officeooo:rsid="000c78ad" style:font-size-asian="9.5pt"/>
    </style:style>
    <style:style style:name="T12" style:family="text">
      <style:text-properties fo:color="#a31515" loext:opacity="100%" style:font-name="Consolas" fo:language="ru" fo:country="RU"/>
    </style:style>
    <style:style style:name="T13" style:family="text">
      <style:text-properties fo:color="#a31515" loext:opacity="100%" style:font-name="Consolas" fo:language="ru" fo:country="RU" officeooo:rsid="000c78ad"/>
    </style:style>
    <style:style style:name="T14" style:family="text">
      <style:text-properties fo:color="#a31515" loext:opacity="100%" style:font-name="Consolas"/>
    </style:style>
    <style:style style:name="T15" style:family="text">
      <style:text-properties fo:color="#a31515" loext:opacity="100%" style:font-name="Consolas" officeooo:rsid="000c78ad"/>
    </style:style>
    <style:style style:name="T16" style:family="text">
      <style:text-properties style:font-name="Calibri" fo:font-size="11pt" fo:language="ru" fo:country="RU" officeooo:rsid="000c78ad" style:letter-kerning="false" style:font-name-asian="F" style:font-size-asian="11pt" style:language-asian="en" style:country-asian="US" style:font-name-complex="F" style:font-size-complex="11pt" style:language-complex="ar" style:country-complex="SA"/>
    </style:style>
    <style:style style:name="T17" style:family="text">
      <style:text-properties style:font-name="Calibri" fo:language="ru" fo:country="RU" officeooo:rsid="000c78ad" style:letter-kerning="false" style:font-name-asian="F" style:language-asian="en" style:country-asian="US" style:font-name-complex="F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Наибольшая убывающая последовательность</text:p>
      <text:p text:style-name="P3"><text:span text:style-name="T3">1.Общая постановка задачи</text:span></text:p>
      <text:p text:style-name="P3"><text:span text:style-name="T2">Вводится числ</text:span><text:span text:style-name="T4">а</text:span><text:span text:style-name="T2"> </text:span>N<text:span text:style-name="T2">, </text:span><text:span text:style-name="T4">при вводе 0 ввод чисел завершается</text:span></text:p>
      <text:p text:style-name="P3"><text:span text:style-name="T2">Программа должна вывести </text:span><text:span text:style-name="T4">количество элементов в наибольшей убывающей пос-ти</text:span></text:p>
      <text:p text:style-name="P3"><text:span text:style-name="T3">2.Требования</text:span></text:p>
      <text:p text:style-name="P6">Числа вводятся корректно (только целые числа, записанные цифрами)</text:p>
      <text:p text:style-name="P6">Программа выводит число элементов в последовательности или сообщает об отсутствии такой посл-ти</text:p>
      <text:p text:style-name="P3"><text:span text:style-name="T3">3.Спецификация</text:span></text:p>
      <text:p text:style-name="P5"><text:span text:style-name="T2">1. </text:span><text:span text:style-name="T4">Числа вводятся корректно (только целые числа, записанные цифрами)</text:span></text:p>
      <text:p text:style-name="P5"><text:span text:style-name="T2">1.1 В случае, если число </text:span><text:span text:style-name="T4">введено не цифрами</text:span><text:span text:style-name="T2">, сообщение «</text:span><text:span text:style-name="T12">В</text:span><text:span text:style-name="T14">аше число некорректно! Пожалуйста, повторите попытку ввода!</text:span><text:span text:style-name="T2">».</text:span></text:p>
      <text:p text:style-name="P5"><text:span text:style-name="T2">2. </text:span><text:span text:style-name="T4">Программа выводит число элементов в последовательности или сообщает об отсутствии такой посл-ти</text:span></text:p>
      <text:p text:style-name="P3"><text:span text:style-name="T2">2.1 </text:span><text:span text:style-name="T4">В случае, когда количество введенных чисел меньше двух, вывести сообщение </text:span><text:span text:style-name="T13">"</text:span><text:span text:style-name="T14">Не было введено достаточного числа чисел \n "</text:span></text:p>
      <text:p text:style-name="P3"><text:span text:style-name="T2">2.2 В случае </text:span><text:span text:style-name="T4">когда все введенные числа возрастают, вывести </text:span><text:span text:style-name="T13">"</text:span><text:span text:style-name="T14">Убывающей последовательности обнаружено не было"</text:span></text:p>
      <text:p text:style-name="P4"><text:span text:style-name="T2">2.3 В случае, </text:span><text:span text:style-name="T4">когда предыдущее введенное число больше текущего, увеличить счетчик чисел в убывающей последовательности на 1. Как только введенное число будет больше предыдущего, сравнить длину последовательности с максимальной найденной длинной. Если больше, приравнять макс. Длину к длине посл-ти. В конце обнулить длину посл-ти. В конце работы программа выводит макс. Найденную длину.</text:span></text:p>
      <text:p text:style-name="P4"><text:span text:style-name="T5">4.Тест план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2">Но-р т-та</text:p>
          </table:table-cell>
          <table:table-cell table:style-name="Таблица1.A1" office:value-type="string">
            <text:p text:style-name="P12">Спецификация</text:p>
          </table:table-cell>
          <table:table-cell table:style-name="Таблица1.A1" office:value-type="string">
            <text:p text:style-name="P12">Данные</text:p>
          </table:table-cell>
          <table:table-cell table:style-name="Таблица1.A1" office:value-type="string">
            <text:p text:style-name="P12">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13">1</text:p>
          </table:table-cell>
          <table:table-cell table:style-name="Таблица1.A1" office:value-type="string">
            <text:p text:style-name="P15">1.1</text:p>
          </table:table-cell>
          <table:table-cell table:style-name="Таблица1.A1" office:value-type="string">
            <text:p text:style-name="P16">Раз два</text:p>
          </table:table-cell>
          <table:table-cell table:style-name="Таблица1.A1" office:value-type="string">
            <text:p text:style-name="P14">«<text:span text:style-name="T14">Ваше число некорректно! Пожалуйста, повторите попытку ввода!</text:span>»</text:p>
          </table:table-cell>
        </table:table-row>
        <table:table-row table:style-name="Таблица1.1">
          <table:table-cell table:style-name="Таблица1.A1" office:value-type="string">
            <text:p text:style-name="P13">2</text:p>
          </table:table-cell>
          <table:table-cell table:style-name="Таблица1.A1" office:value-type="string">
            <text:p text:style-name="P17">2.1</text:p>
          </table:table-cell>
          <table:table-cell table:style-name="Таблица1.A1" office:value-type="string">
            <text:p text:style-name="P16">1 0</text:p>
          </table:table-cell>
          <table:table-cell table:style-name="Таблица1.A1" office:value-type="string">
            <text:p text:style-name="P14"><text:span text:style-name="T15">"</text:span><text:span text:style-name="T14">Не было введено достаточного числа чисел \n "</text:span></text:p>
          </table:table-cell>
        </table:table-row>
        <table:table-row table:style-name="Таблица1.1">
          <table:table-cell table:style-name="Таблица1.A1" office:value-type="string">
            <text:p text:style-name="P13">3</text:p>
          </table:table-cell>
          <table:table-cell table:style-name="Таблица1.A1" office:value-type="string">
            <text:p text:style-name="P15">2.<text:span text:style-name="T6">2</text:span></text:p>
          </table:table-cell>
          <table:table-cell table:style-name="Таблица1.A1" office:value-type="string">
            <text:p text:style-name="P19"><text:span text:style-name="T17">5 6 7 8 0</text:span></text:p>
          </table:table-cell>
          <table:table-cell table:style-name="Таблица1.A1" office:value-type="string">
            <text:p text:style-name="P14"><text:span text:style-name="T15">"</text:span><text:span text:style-name="T14">Убывающей последовательности обнаружено не было"</text:span></text:p>
          </table:table-cell>
        </table:table-row>
        <table:table-row table:style-name="Таблица1.1">
          <table:table-cell table:style-name="Таблица1.A1" office:value-type="string">
            <text:p text:style-name="P13">4</text:p>
          </table:table-cell>
          <table:table-cell table:style-name="Таблица1.A1" office:value-type="string">
            <text:p text:style-name="P15">2.<text:span text:style-name="T6">3</text:span></text:p>
          </table:table-cell>
          <table:table-cell table:style-name="Таблица1.A1" office:value-type="string">
            <text:p text:style-name="P18">3 2 1 2 1 0</text:p>
          </table:table-cell>
          <table:table-cell table:style-name="Таблица1.A1" office:value-type="string">
            <text:p text:style-name="P13"><text:span text:style-name="T7">"Длина максимальной убывающей последовательности: </text:span><text:span text:style-name="T9">3</text:span><text:span text:style-name="T7">"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omrade Sanerin</meta:initial-creator>
    <meta:editing-cycles>3</meta:editing-cycles>
    <meta:creation-date>2020-09-14T20:41:00</meta:creation-date>
    <dc:date>2020-09-29T10:22:34.053000000</dc:date>
    <meta:editing-duration>PT41M20S</meta:editing-duration>
    <meta:generator>LibreOffice/7.0.1.2$Windows_x86 LibreOffice_project/7cbcfc562f6eb6708b5ff7d7397325de9e764452</meta:generator>
    <meta:document-statistic meta:table-count="1" meta:image-count="0" meta:object-count="0" meta:page-count="1" meta:paragraph-count="35" meta:word-count="224" meta:character-count="1581" meta:non-whitespace-character-count="1392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